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b5b9"/>
    </style:style>
    <style:style style:name="P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label="Inline Check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Floating Check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as-char" svg:y="-0.159cm" draw:z-index="0" draw:name="Shape1" draw:style-name="gr1" draw:text-style-name="P2" svg:width="4.287cm" svg:height="1.165cm" draw:control="control1"/><draw:control text:anchor-type="char" draw:z-index="1" draw:name="Shape1" draw:style-name="gr2" draw:text-style-name="P2" svg:width="4.287cm" svg:height="1.165cm" svg:x="5.426cm" svg:y="3.22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9:48:43.142000000</meta:creation-date>
    <dc:date>2017-08-23T19:51:50.613000000</dc:date>
    <meta:editing-duration>PT3M8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Dev/6.0.0.0.alpha0$Windows_x86 LibreOffice_project/dffb2163c6720dce786d9c1e303db0adddb540d4</meta:generator>
  </office:meta>
</office:document-meta>
</file>